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Maybe</text:p>
          </table:table-cell>
          <table:table-cell office:value-type="string" calcext:value-type="string">
            <text:p>Need to rework discounts code</text:p>
          </table:table-cell>
          <table:table-cell office:value-type="string" calcext:value-type="string">
            <text:p>Discounts not supported</text:p>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No support for selecting cards from the discard pile</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No Necrons Events implemented so I can not test i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Front end is bad</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Front end is bad</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Cancel Effects hard</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Front end is bad</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0.875" calcext:value-type="float">
            <text:p>0.875</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2">00/00/0000</text:date>, <text:time style:data-style-name="N2" text:time-value="09:59:40.778045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02T11:10:49.761829900</dc:date>
    <meta:editing-duration>P6DT15H23M26S</meta:editing-duration>
    <meta:editing-cycles>249</meta:editing-cycles>
    <meta:generator>LibreOffice/25.2.2.2$Windows_X86_64 LibreOffice_project/7370d4be9e3cf6031a51beef54ff3bda878e3fac</meta:generator>
    <meta:document-statistic meta:table-count="1" meta:cell-count="947" meta:object-count="0"/>
  </office:meta>
</office:document-meta>
</file>